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A000001FBC732EE4EED0B553C.png" manifest:media-type="image/png"/>
  <manifest:file-entry manifest:full-path="Pictures/10000000000002BC000002169B60C6199ED9B08F.png" manifest:media-type="image/png"/>
  <manifest:file-entry manifest:full-path="Pictures/1000000000000310000002165CAB06982CCA8DC6.png" manifest:media-type="image/png"/>
  <manifest:file-entry manifest:full-path="Pictures/10000000000002BA000001FB8E822666616E5539.png" manifest:media-type="image/png"/>
  <manifest:file-entry manifest:full-path="Pictures/10000000000003100000021636E9894B08F89F26.png" manifest:media-type="image/png"/>
  <manifest:file-entry manifest:full-path="Pictures/10000000000002BA000001FB646409F30DC80E5C.png" manifest:media-type="image/png"/>
  <manifest:file-entry manifest:full-path="Pictures/100000000000031000000216E50B7715E28F2F0E.png" manifest:media-type="image/png"/>
  <manifest:file-entry manifest:full-path="Pictures/10000000000002BA000001FB84EF6CBD4D281E65.png" manifest:media-type="image/png"/>
  <manifest:file-entry manifest:full-path="Pictures/10000000000002BA000001FB1D41C917D1566947.png" manifest:media-type="image/png"/>
  <manifest:file-entry manifest:full-path="Pictures/1000000000000310000002161D16AE4C33212A07.png" manifest:media-type="image/png"/>
  <manifest:file-entry manifest:full-path="Pictures/10000000000002BA000001FBAADA7742F8EF9398.png" manifest:media-type="image/png"/>
  <manifest:file-entry manifest:full-path="Pictures/10000000000003100000021608D5C3EC444EE98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sult for algorithm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8.52cm" svg:height="14.128cm" svg:x="4.802cm" svg:y="0.853cm">
          <draw:image xlink:href="Pictures/10000000000002BC000002169B60C6199ED9B0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18.467cm" svg:height="13.413cm" svg:x="4.828cm" svg:y="1.21cm">
          <draw:image xlink:href="Pictures/10000000000002BA000001FBC732EE4EED0B55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18.467cm" svg:height="13.413cm" svg:x="4.828cm" svg:y="1.21cm">
          <draw:image xlink:href="Pictures/10000000000002BA000001FB8E822666616E55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0.742cm" svg:height="14.128cm" svg:x="3.691cm" svg:y="0.853cm">
          <draw:image xlink:href="Pictures/10000000000003100000021636E9894B08F89F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18.467cm" svg:height="13.413cm" svg:x="4.828cm" svg:y="1.21cm">
          <draw:image xlink:href="Pictures/10000000000002BA000001FB646409F30DC80E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2" draw:layer="layout" svg:width="20.742cm" svg:height="14.128cm" svg:x="3.691cm" svg:y="0.853cm">
          <draw:image xlink:href="Pictures/1000000000000310000002165CAB06982CCA8D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" draw:layer="layout" svg:width="18.467cm" svg:height="13.413cm" svg:x="4.828cm" svg:y="1.21cm">
          <draw:image xlink:href="Pictures/10000000000002BA000001FB84EF6CBD4D281E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" draw:layer="layout" svg:width="20.742cm" svg:height="14.128cm" svg:x="3.691cm" svg:y="0.853cm">
          <draw:image xlink:href="Pictures/100000000000031000000216E50B7715E28F2F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" draw:layer="layout" svg:width="18.467cm" svg:height="13.413cm" svg:x="4.828cm" svg:y="1.21cm">
          <draw:image xlink:href="Pictures/10000000000002BA000001FB1D41C917D15669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" draw:layer="layout" svg:width="20.742cm" svg:height="14.128cm" svg:x="3.691cm" svg:y="0.853cm">
          <draw:image xlink:href="Pictures/1000000000000310000002161D16AE4C33212A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" draw:layer="layout" svg:width="18.467cm" svg:height="13.413cm" svg:x="4.828cm" svg:y="1.21cm">
          <draw:image xlink:href="Pictures/10000000000002BA000001FBAADA7742F8EF939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" draw:layer="layout" svg:width="20.742cm" svg:height="14.128cm" svg:x="3.691cm" svg:y="0.853cm">
          <draw:image xlink:href="Pictures/10000000000003100000021608D5C3EC444EE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7T12:19:36.645000000</meta:creation-date>
    <dc:date>2024-02-17T12:35:12.047000000</dc:date>
    <meta:editing-duration>PT4M41S</meta:editing-duration>
    <meta:editing-cycles>1</meta:editing-cycles>
    <meta:document-statistic meta:object-count="73"/>
    <meta:generator>LibreOffice/7.3.4.2$Windows_X86_64 LibreOffice_project/728fec16bd5f605073805c3c9e7c4212a0120dc5</meta:generator>
  </office:meta>
</office:document-meta>
</file>